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05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1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32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6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draw:auto-grow-width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false" draw:auto-grow-width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draw:auto-grow-width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false" draw:auto-grow-width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draw:auto-grow-width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draw:auto-grow-width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false" draw:auto-grow-width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true" draw:auto-grow-width="false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draw:auto-grow-height="true" draw:auto-grow-width="false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66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draw:auto-grow-height="true" draw:auto-grow-width="false" fo:min-height="3.66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draw:auto-grow-height="true" draw:auto-grow-width="false" fo:min-height="1.937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30.4583333333333">
            <text:p>30</text:p>
          </table:table-cell>
          <table:table-cell table:formula="of:=(6+6+7+5)*5/4" office:value-type="float" office:value="30">
            <text:p>30</text:p>
          </table:table-cell>
          <table:table-cell/>
          <table:table-cell table:formula="of:=[.E6]+[.F6]+[.G6]" office:value-type="float" office:value="60.4583333333333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 office:value-type="date" office:date-value="2009-06-11">
            <text:p>11.06.2009</text:p>
          </table:table-cell>
          <table:table-cell table:formula="of:=homework_totals" office:value-type="float" office:value="24.75">
            <text:p>25</text:p>
          </table:table-cell>
          <table:table-cell table:formula="of:=(8+4+7+10)*5/4" office:value-type="float" office:value="36.25">
            <text:p>36</text:p>
          </table:table-cell>
          <table:table-cell office:value-type="float" office:value="5">
            <office:annotation draw:style-name="gr1" draw:text-style-name="P1" svg:width="2.892cm" svg:height="0.596cm" svg:x="17.345cm" svg:y="5.713cm" draw:caption-point-x="-0.61cm" draw:caption-point-y="1.062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66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 table:formula="of:=(9+5+8+7)*5/4" office:value-type="float" office:value="36.25">
            <text:p>36</text:p>
          </table:table-cell>
          <table:table-cell office:value-type="float" office:value="5">
            <office:annotation draw:style-name="gr2" draw:text-style-name="P1" svg:width="2.892cm" svg:height="0.991cm" svg:x="17.345cm" svg:y="6.163cm" draw:caption-point-x="-0.61cm" draw:caption-point-y="1.062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5</text:p>
          </table:table-cell>
          <table:table-cell table:formula="of:=[.E16]+[.F16]+[.G16]" office:value-type="float" office:value="86.25">
            <text:p>86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1" svg:width="2.892cm" svg:height="0.596cm" svg:x="17.345cm" svg:y="7.962cm" draw:caption-point-x="-0.61cm" draw:caption-point-y="1.062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.75">
            <text:p>28</text:p>
          </table:table-cell>
          <table:table-cell table:formula="of:=(10+8+6+6)*5/4" office:value-type="float" office:value="37.5">
            <text:p>38</text:p>
          </table:table-cell>
          <table:table-cell office:value-type="float" office:value="5">
            <office:annotation draw:style-name="gr1" draw:text-style-name="P1" svg:width="2.898cm" svg:height="0.991cm" svg:x="17.345cm" svg:y="7.96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1]+[.F21]+[.G21]" office:value-type="float" office:value="70.25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formula="of:=(8+6+10+8)*5/4" office:value-type="float" office:value="40">
            <text:p>40</text:p>
          </table:table-cell>
          <table:table-cell office:value-type="float" office:value="5">
            <office:annotation draw:style-name="gr1" draw:text-style-name="P1" svg:width="2.898cm" svg:height="0.991cm" svg:x="17.345cm" svg:y="8.41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2]+[.F22]+[.G22]" office:value-type="float" office:value="75.8333333333333">
            <text:p>7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27">
            <text:p>27</text:p>
          </table:table-cell>
          <table:table-cell table:formula="of:=(10+5+10+7)*5/4" office:value-type="float" office:value="40">
            <text:p>40</text:p>
          </table:table-cell>
          <table:table-cell office:value-type="float" office:value="5">
            <office:annotation draw:style-name="gr1" draw:text-style-name="P1" svg:width="2.898cm" svg:height="0.991cm" svg:x="17.345cm" svg:y="8.86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3]+[.F23]+[.G23]" office:value-type="float" office:value="72">
            <text:p>72</text:p>
          </table:table-cell>
          <table:table-cell office:value-type="float" office:value="4">
            <text:p>4</text:p>
          </table:table-cell>
        </table:table-row>
        <table:table-row table:style-name="ro2" table:number-rows-repeated="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 office:value-type="percentage" office:value="0.85">
            <office:annotation draw:style-name="gr3" draw:text-style-name="P1" svg:width="6.687cm" svg:height="2.966cm" svg:x="8.339cm" svg:y="1.161cm" draw:caption-point-x="-0.61cm" draw:caption-point-y="1.513cm">
              <dc:date>2009-06-10T00:00:00</dc:date>
              <text:p text:style-name="P1"><text:span text:style-name="T1">-console output is CSV</text:span></text:p>
              <text:p text:style-name="P1"><text:span text:style-name="T1">-shared places are not properly displayed (6 &amp; -)</text:span></text:p>
              <text:p text:style-name="P1"><text:span text:style-name="T1">-CVS is not read as UTF-8</text:span></text:p>
              <text:p text:style-name="P1"><text:span text:style-name="T1">-decathlon.properties is not deployment-ready</text:span></text:p>
              <text:p text:style-name="P1"><text:span text:style-name="T1">-commons.cli</text:span></text:p>
            </office:annotation>
            <text:p>85%</text:p>
          </table:table-cell>
          <table:table-cell office:value-type="float" office:value="7">
            <office:annotation draw:style-name="gr4" draw:text-style-name="P1" svg:width="7.842cm" svg:height="3.369cm" svg:x="10.597cm" svg:y="1.161cm" draw:caption-point-x="-0.61cm" draw:caption-point-y="1.513cm">
              <dc:date>2009-06-10T00:00:00</dc:date>
              <text:p text:style-name="P1"><text:span text:style-name="T1">+Athlete, Result, DecathlonData</text:span></text:p>
              <text:p text:style-name="P1"><text:span text:style-name="T1">+DecathlonParameters (aka Disciplines) enum</text:span></text:p>
              <text:p text:style-name="P1"><text:span text:style-name="T1">-static DecathlonPointsCalculator with duplicated lines</text:span></text:p>
              <text:p text:style-name="P1"><text:span text:style-name="T1">-Result has all discipline scores as separete fields</text:span></text:p>
              <text:p text:style-name="P1"><text:span text:style-name="T1">-no validation in model classes</text:span></text:p>
              <text:p text:style-name="P1"><text:span text:style-name="T1">-separate model for JAXB</text:span></text:p>
            </office:annotation>
            <text:p>7</text:p>
          </table:table-cell>
          <table:table-cell office:value-type="float" office:value="6">
            <office:annotation draw:style-name="gr5" draw:text-style-name="P1" svg:width="6.519cm" svg:height="4.324cm" svg:x="12.855cm" svg:y="1.161cm" draw:caption-point-x="-0.61cm" draw:caption-point-y="1.513cm">
              <dc:date>2009-06-10T00:00:00</dc:date>
              <text:p text:style-name="P1"><text:span text:style-name="T1">-static classes InputHandler, OutputHandler</text:span></text:p>
              <text:p text:style-name="P1"><text:span text:style-name="T1">-OutputHandler responsible for position calculation</text:span></text:p>
              <text:p text:style-name="P1"><text:span text:style-name="T1">-no common interfaces for IO</text:span></text:p>
              <text:p text:style-name="P1"><text:span text:style-name="T1">-static Helper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7cm" svg:height="3.756cm" svg:x="15.113cm" svg:y="1.161cm" draw:caption-point-x="-0.61cm" draw:caption-point-y="1.513cm">
              <dc:date>2009-06-10T00:00:00</dc:date>
              <text:p text:style-name="P1"><text:span text:style-name="T1">+relatively clean main()</text:span></text:p>
              <text:p text:style-name="P1"><text:span text:style-name="T1">-code duplication</text:span></text:p>
              <text:p text:style-name="P1"><text:span text:style-name="T1">-JAXB, required creation of separete model classes</text:span></text:p>
              <text:p text:style-name="P1"><text:span text:style-name="T1">-overengineering with thread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7cm" svg:height="1.386cm" svg:x="17.371cm" svg:y="1.161cm" draw:caption-point-x="-0.61cm" draw:caption-point-y="1.513cm">
              <dc:date>2009-06-10T00:00:00</dc:date>
              <text:p text:style-name="P1"><text:span text:style-name="T1">-all methods 'throws Exception'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8cm" svg:height="0.991cm" svg:x="21.887cm" svg:y="1.162cm" draw:caption-point-x="-0.61cm" draw:caption-point-y="1.512cm">
              <dc:date>2009-06-10T00:00:00</dc:date>
              <text:p text:style-name="P1"><text:span text:style-name="T1">-Low coverage</text:span></text:p>
              <text:p text:style-name="P1"><text:span text:style-name="T1">-Real DB is used</text:span></text:p>
            </office:annotation>
            <text:p>5</text:p>
          </table:table-cell>
          <table:table-cell table:formula="of:=SUM([.D6:.I6])*5/6*[.C6]" office:value-type="float" office:value="30.4583333333333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 office:value-type="percentage" office:value="0.9">
            <office:annotation draw:style-name="gr1" draw:text-style-name="P1" svg:width="2.899cm" svg:height="1.781cm" svg:x="8.339cm" svg:y="5.211cm" draw:caption-point-x="-0.61cm" draw:caption-point-y="1.511cm">
              <dc:date>2009-06-11T00:00:00</dc:date>
              <text:p text:style-name="P1">-no usage info</text:p>
              <text:p text:style-name="P1">-wrong scores</text:p>
              <text:p text:style-name="P1">-no shared places</text:p>
            </office:annotation>
            <text:p>90%</text:p>
          </table:table-cell>
          <table:table-cell office:value-type="float" office:value="6">
            <office:annotation draw:style-name="gr6" draw:text-style-name="P1" svg:width="5.834cm" svg:height="2.529cm" svg:x="10.597cm" svg:y="5.211cm" draw:caption-point-x="-0.61cm" draw:caption-point-y="1.511cm">
              <dc:date>2009-06-11T00:00:00</dc:date>
              <text:p text:style-name="P1">-Athlete implements XML and calculations, lots of duplication</text:p>
              <text:p text:style-name="P1">-DOB and Place are Strings</text:p>
            </office:annotation>
            <text:p>6</text:p>
          </table:table-cell>
          <table:table-cell office:value-type="float" office:value="4">
            <office:annotation draw:style-name="gr7" draw:text-style-name="P1" svg:width="4.705cm" svg:height="2.966cm" svg:x="12.855cm" svg:y="5.211cm" draw:caption-point-x="-0.61cm" draw:caption-point-y="1.511cm">
              <dc:date>2009-06-11T00:00:00</dc:date>
              <text:p text:style-name="P1">-AthleteParser is CSV-specific</text:p>
              <text:p text:style-name="P1">-Athlete and AthleteParser have same getters</text:p>
              <text:p text:style-name="P1">-Numerous code duplications in handling of disciplines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0.596cm" svg:x="15.113cm" svg:y="5.211cm" draw:caption-point-x="-0.61cm" draw:caption-point-y="1.511cm">
              <dc:date>2009-06-11T00:00:00</dc:date>
              <text:p text:style-name="P1">-no enums</text:p>
            </office:annotation>
            <text:p>7</text:p>
          </table:table-cell>
          <table:table-cell office:value-type="float" office:value="6">
            <office:annotation draw:style-name="gr8" draw:text-style-name="P1" svg:width="5.886cm" svg:height="2.662cm" svg:x="17.371cm" svg:y="5.211cm" draw:caption-point-x="-0.61cm" draw:caption-point-y="1.511cm">
              <dc:date>2009-06-11T00:00:00</dc:date>
              <text:p text:style-name="P1">-duplicated catch blocks</text:p>
              <text:p text:style-name="P1">-throws java.util.zip.DataFormatException</text:p>
              <text:p text:style-name="P1">-ignorance of some Exceptions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.D15:.I15])*5/6*[.C15]" office:value-type="float" office:value="24.75">
            <text:p>2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9" draw:text-style-name="P1" svg:width="4.428cm" svg:height="2.634cm" svg:x="8.339cm" svg:y="5.66cm" draw:caption-point-x="-0.61cm" draw:caption-point-y="1.512cm">
              <dc:date>2009-06-05T00:00:00</dc:date>
              <text:p text:style-name="P1"><text:span text:style-name="T1">Locale hardcoded</text:span></text:p>
              <text:p text:style-name="P1"><text:span text:style-name="T1">Overconfiguration – must use the default locale instead</text:span></text:p>
            </office:annotation>
            <text:p>100%</text:p>
          </table:table-cell>
          <table:table-cell office:value-type="float" office:value="9">
            <office:annotation draw:style-name="gr10" draw:text-style-name="P1" svg:width="7.427cm" svg:height="3.346cm" svg:x="10.597cm" svg:y="5.66cm" draw:caption-point-x="-0.61cm" draw:caption-point-y="1.512cm">
              <dc:date>2009-06-05T00:00:00</dc:date>
              <text:p text:style-name="P1"><text:span text:style-name="T1">+Country</text:span></text:p>
              <text:p text:style-name="P1"><text:span text:style-name="T1">+Event enum + calculation</text:span></text:p>
              <text:p text:style-name="P1"><text:span text:style-name="T1">-byte eventNr is used instead of Event???</text:span></text:p>
              <text:p text:style-name="P1"><text:span text:style-name="T1">-Name stores name and firts/last separately???</text:span></text:p>
              <text:p text:style-name="P1"><text:span text:style-name="T1">+BirthDate</text:span></text:p>
              <text:p text:style-name="P1"><text:span text:style-name="T1">+Athlete, but contains results</text:span></text:p>
              <text:p text:style-name="P1"><text:span text:style-name="T1">-place is inside of Athlete</text:span></text:p>
            </office:annotation>
            <text:p>9</text:p>
          </table:table-cell>
          <table:table-cell office:value-type="float" office:value="8">
            <office:annotation draw:style-name="gr11" draw:text-style-name="P1" svg:width="9.242cm" svg:height="3.293cm" svg:x="12.855cm" svg:y="5.66cm" draw:caption-point-x="-0.61cm" draw:caption-point-y="1.512cm">
              <dc:date>2009-06-05T00:00:00</dc:date>
              <text:p text:style-name="P1"><text:span text:style-name="T1">+clean main()</text:span></text:p>
              <text:p text:style-name="P1"><text:span text:style-name="T1">+interfaces</text:span></text:p>
              <text:p text:style-name="P1"><text:span text:style-name="T1">-MySqlDataReader – bad name, not actually MySQL specific</text:span></text:p>
              <text:p text:style-name="P1"><text:span text:style-name="T1">-InputOutputProvider hardcodes all known IO classes</text:span></text:p>
              <text:p text:style-name="P1"><text:span text:style-name="T1">Date is converted to String, then back to Dat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5cm" svg:height="0.596cm" svg:x="15.113cm" svg:y="5.66cm" draw:caption-point-x="-0.61cm" draw:caption-point-y="1.512cm">
              <dc:date>2009-06-05T00:00:00</dc:date>
              <text:p text:style-name="P1"><text:span text:style-name="T1">+ListIterator</text:span></text:p>
            </office:annotation>
            <text:p>10</text:p>
          </table:table-cell>
          <table:table-cell office:value-type="float" office:value="7">
            <office:annotation draw:style-name="gr1" draw:text-style-name="P1" svg:width="2.895cm" svg:height="2.966cm" svg:x="17.371cm" svg:y="5.66cm" draw:caption-point-x="-0.61cm" draw:caption-point-y="1.512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</office:annotation>
            <text:p>7</text:p>
          </table:table-cell>
          <table:table-cell office:value-type="float" office:value="10">
            <office:annotation draw:style-name="gr1" draw:text-style-name="P1" svg:width="2.895cm" svg:height="0.991cm" svg:x="19.629cm" svg:y="5.66cm" draw:caption-point-x="-0.61cm" draw:caption-point-y="1.512cm">
              <dc:date>2009-06-05T00:00:00</dc:date>
              <text:p text:style-name="P1"><text:span text:style-name="T1">Fairly easily readable</text:span></text:p>
            </office:annotation>
            <text:p>10</text:p>
          </table:table-cell>
          <table:table-cell office:value-type="float" office:value="10">
            <office:annotation draw:style-name="gr12" draw:text-style-name="P1" svg:width="2.895cm" svg:height="1.386cm" svg:x="21.887cm" svg:y="5.66cm" draw:caption-point-x="-0.61cm" draw:caption-point-y="1.512cm">
              <dc:date>2009-06-05T00:00:00</dc:date>
              <text:p text:style-name="P1"><text:span text:style-name="T1">-no XMLUnit</text:span></text:p>
              <text:p text:style-name="P1"><text:span text:style-name="T1">+hsqldb</text:span></text:p>
              <text:p text:style-name="P1"><text:span text:style-name="T1">+good coverage</text:span>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3" draw:text-style-name="P1" svg:width="2.894cm" svg:height="3.756cm" svg:x="10.597cm" svg:y="7.46cm" draw:caption-point-x="-0.61cm" draw:caption-point-y="1.512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1"><text:span text:style-name="T1"/></text:p>
            </office:annotation>
            <text:p>7</text:p>
          </table:table-cell>
          <table:table-cell office:value-type="float" office:value="8">
            <office:annotation draw:style-name="gr14" draw:text-style-name="P1" svg:width="5.388cm" svg:height="1.735cm" svg:x="12.855cm" svg:y="7.46cm" draw:caption-point-x="-0.61cm" draw:caption-point-y="1.512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5" draw:text-style-name="P1" svg:width="7.919cm" svg:height="1.522cm" svg:x="15.113cm" svg:y="7.46cm" draw:caption-point-x="-0.61cm" draw:caption-point-y="1.512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1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1" svg:width="2.895cm" svg:height="1.386cm" svg:x="17.371cm" svg:y="7.46cm" draw:caption-point-x="-0.61cm" draw:caption-point-y="1.512cm">
              <dc:date>2009-06-05T00:00:00</dc:date>
              <text:p text:style-name="P1"><text:span text:style-name="T1">+MyException – good class, bad name</text:span>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5cm" svg:height="1.781cm" svg:x="21.887cm" svg:y="7.46cm" draw:caption-point-x="-0.61cm" draw:caption-point-y="1.512cm">
              <dc:date>2009-06-05T00:00:00</dc:date>
              <text:p text:style-name="P1"><text:span text:style-name="T1">Low coverage</text:span></text:p>
              <text:p text:style-name="P1"><text:span text:style-name="T1">AssertTrue instead of assertEquals</text:span>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16" draw:text-style-name="P1" svg:width="6.545cm" svg:height="3.135cm" svg:x="8.339cm" svg:y="7.91cm" draw:caption-point-x="-0.61cm" draw:caption-point-y="1.512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17" draw:text-style-name="P1" svg:width="5.471cm" svg:height="2.966cm" svg:x="10.597cm" svg:y="7.91cm" draw:caption-point-x="-0.61cm" draw:caption-point-y="1.512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8" draw:text-style-name="P1" svg:width="5.937cm" svg:height="3.321cm" svg:x="12.855cm" svg:y="7.91cm" draw:caption-point-x="-0.61cm" draw:caption-point-y="1.512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1"><text:span text:style-name="T1"/></text:p>
            </office:annotation>
            <text:p>7</text:p>
          </table:table-cell>
          <table:table-cell office:value-type="float" office:value="7">
            <office:annotation draw:style-name="gr19" draw:text-style-name="P1" svg:width="8.111cm" svg:height="3.586cm" svg:x="15.113cm" svg:y="7.91cm" draw:caption-point-x="-0.61cm" draw:caption-point-y="1.512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6">
            <office:annotation draw:style-name="gr20" draw:text-style-name="P1" svg:width="5.77cm" svg:height="2.176cm" svg:x="17.371cm" svg:y="7.91cm" draw:caption-point-x="-0.61cm" draw:caption-point-y="1.512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6</text:p>
          </table:table-cell>
          <table:table-cell office:value-type="float" office:value="7">
            <office:annotation draw:style-name="gr21" draw:text-style-name="P1" svg:width="5.604cm" svg:height="1.783cm" svg:x="19.629cm" svg:y="7.91cm" draw:caption-point-x="-0.61cm" draw:caption-point-y="1.512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22" draw:text-style-name="P1" svg:width="6.538cm" svg:height="2.176cm" svg:x="21.887cm" svg:y="7.91cm" draw:caption-point-x="-0.61cm" draw:caption-point-y="1.512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1"><text:span text:style-name="T1"/></text:p>
            </office:annotation>
            <text:p>3</text:p>
          </table:table-cell>
          <table:table-cell table:formula="of:=SUM([.D21:.I21])*5/6*[.C21]" office:value-type="float" office:value="27.75">
            <text:p>2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22" draw:text-style-name="P1" svg:width="5.694cm" svg:height="1.386cm" svg:x="8.339cm" svg:y="8.359cm" draw:caption-point-x="-0.61cm" draw:caption-point-y="1.512cm">
              <dc:date>2009-06-04T00:00:00</dc:date>
              <text:p text:style-name="P1"><text:span text:style-name="T1">-Usage is never displayed</text:span></text:p>
              <text:p text:style-name="P1"><text:span text:style-name="T1">-hardcoded date format</text:span></text:p>
            </office:annotation>
            <text:p>100%</text:p>
          </table:table-cell>
          <table:table-cell office:value-type="float" office:value="7">
            <office:annotation draw:style-name="gr23" draw:text-style-name="P1" svg:width="9.106cm" svg:height="4.146cm" svg:x="10.597cm" svg:y="8.359cm" draw:caption-point-x="-0.61cm" draw:caption-point-y="1.512cm">
              <dc:date>2009-06-04T00:00:00</dc:date>
              <text:p text:style-name="P1"><text:span text:style-name="T1">+Competition enum (but bad name)</text:span></text:p>
              <text:p text:style-name="P1"><text:span text:style-name="T1">+DecathleteScore</text:span></text:p>
              <text:p text:style-name="P1"><text:span text:style-name="T1">+DecathleteScoreKeeper (bad name, must be eg DecathletePositionInCompetition)</text:span></text:p>
              <text:p text:style-name="P1"><text:span text:style-name="T1">-much logic is outside of these classes</text:span></text:p>
              <text:p text:style-name="P1"><text:span text:style-name="T1">-many hardcoded knowledge of discipline attributes scattered in different places</text:span></text:p>
              <text:p text:style-name="P1"><text:span text:style-name="T1">-sorting logic is embedded in each InputProvider (TreeSet), which is not clear from its interface nor javadoc</text:span></text:p>
            </office:annotation>
            <text:p>7</text:p>
          </table:table-cell>
          <table:table-cell office:value-type="float" office:value="7">
            <office:annotation draw:style-name="gr24" draw:text-style-name="P1" svg:width="7.15cm" svg:height="2.927cm" svg:x="12.855cm" svg:y="8.359cm" draw:caption-point-x="-0.61cm" draw:caption-point-y="1.512cm">
              <dc:date>2009-06-04T00:00:00</dc:date>
              <text:p text:style-name="P1"><text:span text:style-name="T1">+clean main()</text:span></text:p>
              <text:p text:style-name="P1"><text:span text:style-name="T1">-overuse of static util methods</text:span></text:p>
              <text:p text:style-name="P1"><text:span text:style-name="T1">-Utils class has too many unrelated responsibilities</text:span></text:p>
              <text:p text:style-name="P1"><text:span text:style-name="T1">-parameter loading is messy</text:span></text:p>
              <text:p text:style-name="P1"><text:span text:style-name="T1">-params passed to interfaces as Object</text:span></text:p>
            </office:annotation>
            <text:p>7</text:p>
          </table:table-cell>
          <table:table-cell office:value-type="float" office:value="9">
            <office:annotation draw:style-name="gr25" draw:text-style-name="P1" svg:width="6.957cm" svg:height="2.188cm" svg:x="15.113cm" svg:y="8.359cm" draw:caption-point-x="-0.61cm" draw:caption-point-y="1.512cm">
              <dc:date>2009-06-04T00:00:00</dc:date>
              <text:p text:style-name="P1"><text:span text:style-name="T1">-java.sql.Timestamp for passing of Date</text:span></text:p>
              <text:p text:style-name="P1"><text:span text:style-name="T1">-Class.forName() for a JDBC 4 driver</text:span></text:p>
              <text:p text:style-name="P1"><text:span text:style-name="T1"/></text:p>
            </office:annotation>
            <text:p>9</text:p>
          </table:table-cell>
          <table:table-cell office:value-type="float" office:value="6">
            <office:annotation draw:style-name="gr26" draw:text-style-name="P1" svg:width="5.992cm" svg:height="2.321cm" svg:x="17.371cm" svg:y="8.359cm" draw:caption-point-x="-0.61cm" draw:caption-point-y="1.512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  <text:p text:style-name="P1"><text:span text:style-name="T1">-empty catch blocks, followed by ifs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5cm" svg:height="2.571cm" svg:x="19.629cm" svg:y="8.359cm" draw:caption-point-x="-0.61cm" draw:caption-point-y="1.512cm">
              <dc:date>2009-06-04T00:00:00</dc:date>
              <text:p text:style-name="P1"><text:span text:style-name="T1">-Few docs</text:span></text:p>
              <text:p text:style-name="P1"><text:span text:style-name="T1">+Code generally readable</text:span></text:p>
              <text:p text:style-name="P1"><text:span text:style-name="T1">-except for the messy Util methods</text:span>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 office:value-type="percentage" office:value="0.9">
            <office:annotation draw:style-name="gr1" draw:text-style-name="P1" svg:width="2.897cm" svg:height="0.596cm" svg:x="8.339cm" svg:y="8.808cm" draw:caption-point-x="-0.61cm" draw:caption-point-y="1.513cm">
              <dc:date>2009-06-09T00:00:00</dc:date>
              <text:p text:style-name="P1"><text:span text:style-name="T1">Wrong scores</text:span></text:p>
            </office:annotation>
            <text:p>90%</text:p>
          </table:table-cell>
          <table:table-cell office:value-type="float" office:value="8">
            <office:annotation draw:style-name="gr27" draw:text-style-name="P1" svg:width="6.3cm" svg:height="2.571cm" svg:x="10.597cm" svg:y="8.808cm" draw:caption-point-x="-0.61cm" draw:caption-point-y="1.513cm">
              <dc:date>2009-06-09T00:00:00</dc:date>
              <text:p text:style-name="P1"><text:span text:style-name="T1">+Event interface</text:span></text:p>
              <text:p text:style-name="P1"><text:span text:style-name="T1">+FieldEvent, TrackEvent enums</text:span></text:p>
              <text:p text:style-name="P1"><text:span text:style-name="T1">-code duplication in two separate enums (100% eaqual classes)</text:span></text:p>
              <text:p text:style-name="P1"><text:span text:style-name="T1">+EventResult, contains computations</text:span></text:p>
              <text:p text:style-name="P1"><text:span text:style-name="T1">+SportsmanWithResults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7cm" svg:height="2.176cm" svg:x="12.855cm" svg:y="8.808cm" draw:caption-point-x="-0.61cm" draw:caption-point-y="1.513cm">
              <dc:date>2009-06-09T00:00:00</dc:date>
              <text:p text:style-name="P1"><text:span text:style-name="T1">-No common interface for reading/writing</text:span></text:p>
              <text:p text:style-name="P1"><text:span text:style-name="T1">+Anyway, code relatively clean</text:span></text:p>
            </office:annotation>
            <text:p>6</text:p>
          </table:table-cell>
          <table:table-cell office:value-type="float" office:value="7">
            <office:annotation draw:style-name="gr28" draw:text-style-name="P1" svg:width="5.94cm" svg:height="3.861cm" svg:x="15.113cm" svg:y="8.808cm" draw:caption-point-x="-0.61cm" draw:caption-point-y="1.513cm">
              <dc:date>2009-06-09T00:00:00</dc:date>
              <text:p text:style-name="P1"><text:span text:style-name="T1">=Comparator instead of Comparable</text:span></text:p>
              <text:p text:style-name="P1"><text:span text:style-name="T1">-Utils class</text:span></text:p>
              <text:p text:style-name="P1"><text:span text:style-name="T1">-Usage of internal classes (compiler produces warnings)</text:span></text:p>
              <text:p text:style-name="P1"><text:span text:style-name="T1"/></text:p>
            </office:annotation>
            <text:p>7</text:p>
          </table:table-cell>
          <table:table-cell office:value-type="float" office:value="6">
            <office:annotation draw:style-name="gr29" draw:text-style-name="P1" svg:width="7.673cm" svg:height="2.137cm" svg:x="17.371cm" svg:y="8.808cm" draw:caption-point-x="-0.61cm" draw:caption-point-y="1.513cm">
              <dc:date>2009-06-09T00:00:00</dc:date>
              <text:p text:style-name="P1"><text:span text:style-name="T1">-System.exit() scattered in many places</text:span></text:p>
              <text:p text:style-name="P1"><text:span text:style-name="T1">-catch (e) {throw e}</text:span></text:p>
              <text:p text:style-name="P1"><text:span text:style-name="T1">-no finally for closing of resources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D23:.I23])*5/6*[.C23]" office:value-type="float" office:value="27">
            <text:p>27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00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Anton</meta:initial-creator>
    <meta:creation-date>2007-05-27T21:27:51</meta:creation-date>
    <dc:date>2009-06-12T00:31:40</dc:date>
    <dc:language>en-US</dc:language>
    <meta:editing-cycles>173</meta:editing-cycles>
    <meta:editing-duration>PT154H01M04S</meta:editing-duration>
    <dc:creator>Anton Keks</dc:creator>
    <meta:document-statistic meta:table-count="2" meta:cell-count="317" meta:object-count="0"/>
    <meta:user-defined meta:name="Info 1"/>
    <meta:user-defined meta:name="Info 2"/>
    <meta:user-defined meta:name="Info 3"/>
    <meta:user-defined meta:name="Info 4"/>
  </office:meta>
</office:document-meta>
</file>